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Nova" svg:font-family="ProximaNova, 'Helvetica Neue', helvetica, arial, sans-serif"/>
    <style:font-face style:name="Verdana1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9561" officeooo:paragraph-rsid="000c9561"/>
    </style:style>
    <style:style style:name="P2" style:family="paragraph" style:parent-style-name="Standard">
      <style:text-properties style:font-name="Verdana" officeooo:rsid="0009eac9" officeooo:paragraph-rsid="0009eac9"/>
    </style:style>
    <style:style style:name="P3" style:family="paragraph" style:parent-style-name="Standard">
      <style:text-properties style:font-name="Verdana" officeooo:rsid="000bb496" officeooo:paragraph-rsid="000bb496"/>
    </style:style>
    <style:style style:name="P4" style:family="paragraph" style:parent-style-name="Standard">
      <style:text-properties style:font-name="Verdana" officeooo:rsid="000c9561" officeooo:paragraph-rsid="000c9561"/>
    </style:style>
    <style:style style:name="P5" style:family="paragraph" style:parent-style-name="Standard">
      <style:text-properties style:font-name="Verdana" officeooo:rsid="000fd1ce" officeooo:paragraph-rsid="000fd1ce"/>
    </style:style>
    <style:style style:name="P6" style:family="paragraph" style:parent-style-name="Standard">
      <style:paragraph-properties fo:text-align="center" style:justify-single-word="false"/>
      <style:text-properties style:font-name="Verdana" officeooo:rsid="000fd1ce" officeooo:paragraph-rsid="000fd1ce"/>
    </style:style>
    <style:style style:name="P7" style:family="paragraph" style:parent-style-name="Standard">
      <style:text-properties style:font-name="Verdana" officeooo:paragraph-rsid="000fd1ce"/>
    </style:style>
    <style:style style:name="P8" style:family="paragraph" style:parent-style-name="Standard">
      <style:paragraph-properties fo:text-align="center" style:justify-single-word="false"/>
      <style:text-properties style:font-name="Verdana" fo:font-weight="bold" officeooo:rsid="0009eac9" officeooo:paragraph-rsid="0009eac9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Verdana" fo:font-weight="bold" officeooo:rsid="000c9561" officeooo:paragraph-rsid="000c9561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Verdana" fo:font-weight="bold" officeooo:rsid="0014e4e7" officeooo:paragraph-rsid="0014e4e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Verdana" fo:font-weight="bold" officeooo:rsid="00127773" officeooo:paragraph-rsid="00127773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Verdana" fo:font-weight="bold" officeooo:rsid="0013baa2" officeooo:paragraph-rsid="0013baa2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Verdana" fo:font-weight="bold" officeooo:rsid="00112180" officeooo:paragraph-rsid="00112180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Verdana" fo:font-weight="bold" officeooo:rsid="0011c3c1" officeooo:paragraph-rsid="0011c3c1" style:font-weight-asian="bold" style:font-weight-complex="bold"/>
    </style:style>
    <style:style style:name="P15" style:family="paragraph" style:parent-style-name="Standard">
      <style:text-properties style:font-name="Verdana" officeooo:rsid="00112180" officeooo:paragraph-rsid="00112180"/>
    </style:style>
    <style:style style:name="P16" style:family="paragraph" style:parent-style-name="Standard">
      <style:text-properties style:font-name="Verdana" officeooo:paragraph-rsid="00112180"/>
    </style:style>
    <style:style style:name="P17" style:family="paragraph" style:parent-style-name="Standard">
      <style:text-properties style:font-name="Verdana" officeooo:rsid="0011c3c1" officeooo:paragraph-rsid="0011c3c1"/>
    </style:style>
    <style:style style:name="P18" style:family="paragraph" style:parent-style-name="Standard">
      <style:text-properties style:font-name="Verdana" officeooo:rsid="00127773" officeooo:paragraph-rsid="00127773"/>
    </style:style>
    <style:style style:name="P19" style:family="paragraph" style:parent-style-name="Standard">
      <style:text-properties style:font-name="Verdana" officeooo:rsid="0013baa2" officeooo:paragraph-rsid="0013baa2"/>
    </style:style>
    <style:style style:name="P20" style:family="paragraph" style:parent-style-name="Standard">
      <style:text-properties style:font-name="Verdana" officeooo:rsid="0014e4e7" officeooo:paragraph-rsid="0014e4e7"/>
    </style:style>
    <style:style style:name="P2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Verdana" officeooo:rsid="000fd1ce" officeooo:paragraph-rsid="000fd1ce"/>
    </style:style>
    <style:style style:name="P2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Verdana" officeooo:rsid="0009eac9" officeooo:paragraph-rsid="0009eac9"/>
    </style:style>
    <style:style style:name="P2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Verdana" officeooo:rsid="000c9561" officeooo:paragraph-rsid="000c9561"/>
    </style:style>
    <style:style style:name="P2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Verdana" officeooo:rsid="00112180" officeooo:paragraph-rsid="00112180"/>
    </style:style>
    <style:style style:name="P2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Verdana" officeooo:rsid="0011c3c1" officeooo:paragraph-rsid="0011c3c1"/>
    </style:style>
    <style:style style:name="P2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Verdana" officeooo:rsid="00127773" officeooo:paragraph-rsid="00127773"/>
    </style:style>
    <style:style style:name="P2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Verdana" officeooo:rsid="0013baa2" officeooo:paragraph-rsid="0013baa2"/>
    </style:style>
    <style:style style:name="P2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Verdana" officeooo:rsid="0014e4e7" officeooo:paragraph-rsid="0014e4e7"/>
    </style:style>
    <style:style style:name="P2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c9561" officeooo:paragraph-rsid="000c9561"/>
    </style:style>
    <style:style style:name="T1" style:family="text">
      <style:text-properties officeooo:rsid="000f61bc"/>
    </style:style>
    <style:style style:name="T2" style:family="text">
      <style:text-properties officeooo:rsid="000fd1ce"/>
    </style:style>
    <style:style style:name="T3" style:family="text">
      <style:text-properties fo:font-variant="normal" fo:text-transform="none" fo:color="#000000" fo:font-size="10.5pt" fo:letter-spacing="normal" fo:font-style="normal"/>
    </style:style>
    <style:style style:name="T4" style:family="text">
      <style:text-properties fo:font-variant="normal" fo:text-transform="none" fo:color="#000000" fo:font-size="10.5pt" fo:letter-spacing="normal" fo:font-style="normal" fo:font-weight="normal"/>
    </style:style>
    <style:style style:name="T5" style:family="text">
      <style:text-properties fo:font-variant="normal" fo:text-transform="none" fo:color="#000000" fo:font-size="10.5pt" fo:letter-spacing="normal" fo:font-style="normal" fo:font-weight="normal" officeooo:rsid="0009eac9"/>
    </style:style>
    <style:style style:name="T6" style:family="text">
      <style:text-properties fo:font-variant="normal" fo:text-transform="none" fo:color="#000000" fo:font-size="10.5pt" fo:letter-spacing="normal" fo:font-style="normal" fo:font-weight="normal" officeooo:rsid="00112180"/>
    </style:style>
    <style:style style:name="T7" style:family="text">
      <style:text-properties fo:font-variant="normal" fo:text-transform="none" fo:color="#000000" fo:font-size="10.5pt" fo:letter-spacing="normal" fo:font-style="normal" fo:font-weight="normal" officeooo:rsid="000c9561"/>
    </style:style>
    <style:style style:name="T8" style:family="text">
      <style:text-properties fo:font-variant="normal" fo:text-transform="none" fo:color="#000000" fo:font-size="10.5pt" fo:letter-spacing="normal" fo:font-style="normal" officeooo:rsid="0009eac9"/>
    </style:style>
    <style:style style:name="T9" style:family="text">
      <style:text-properties fo:font-variant="normal" fo:text-transform="none" fo:color="#000000" style:font-name="Verdana1" fo:font-size="10.5pt" fo:letter-spacing="normal" fo:font-style="normal"/>
    </style:style>
    <style:style style:name="T10" style:family="text">
      <style:text-properties fo:font-variant="normal" fo:text-transform="none" fo:color="#000000" style:font-name="Verdana1" fo:font-size="10.5pt" fo:letter-spacing="normal" fo:font-style="normal" fo:font-weight="normal"/>
    </style:style>
    <style:style style:name="T11" style:family="text">
      <style:text-properties fo:font-variant="normal" fo:text-transform="none" fo:color="#000000" style:font-name="Verdana1" fo:font-size="10.5pt" fo:letter-spacing="normal" fo:font-style="normal" fo:font-weight="bold" style:font-weight-asian="bold" style:font-weight-complex="bold"/>
    </style:style>
    <style:style style:name="T12" style:family="text">
      <style:text-properties style:font-name="Verdana"/>
    </style:style>
    <style:style style:name="T1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ostEurope Virtual Server</text:p>
      <text:p text:style-name="P2"/>
      <text:p text:style-name="P2">IP:<text:tab/><text:tab/><text:tab/>92.51.149.87</text:p>
      <text:p text:style-name="P3">SSH-Port<text:tab/><text:tab/>42523</text:p>
      <text:p text:style-name="P2">User:<text:tab/><text:tab/><text:tab/>pioch</text:p>
      <text:p text:style-name="P22">Passwort:<text:tab/><text:tab/>Aecuw6aa</text:p>
      <text:p text:style-name="P2"/>
      <text:p text:style-name="P9">Host Europe Admin Bereich</text:p>
      <text:p text:style-name="P4"/>
      <text:p text:style-name="P1"><text:span text:style-name="T12">Link:<text:tab/><text:tab/><text:tab/></text:span><text:a xlink:type="simple" xlink:href="https://kis.hosteurope.de/" text:style-name="Internet_20_link" text:visited-style-name="Visited_20_Internet_20_Link"><text:span text:style-name="T12">https://kis.hosteurope.de/</text:span></text:a></text:p>
      <text:p text:style-name="P4">Kundennummer<text:tab/>351830</text:p>
      <text:p text:style-name="P29"><text:span text:style-name="T12">Passwort<text:tab/><text:tab/></text:span><text:a xlink:type="simple" xlink:href="mailto:kte3i$adUf@ec2onEd1" text:style-name="Internet_20_link" text:visited-style-name="Visited_20_Internet_20_Link"><text:span text:style-name="T12">kte3i$adUf@ec2onEd1</text:span></text:a></text:p>
      <text:p text:style-name="P4"/>
      <text:p text:style-name="P9">Vedaserve Homepage / <text:span text:style-name="T1">Blog</text:span> (Wordpress)</text:p>
      <text:p text:style-name="P4"/>
      <text:p text:style-name="P1"><text:span text:style-name="T12">Link<text:tab/><text:tab/><text:tab/></text:span><text:a xlink:type="simple" xlink:href="http://vedaserve.com/wp-admin" text:style-name="Internet_20_link" text:visited-style-name="Visited_20_Internet_20_Link"><text:span text:style-name="T12">http://vedaserve.com/wp-admin</text:span></text:a></text:p>
      <text:p text:style-name="P4">User:<text:tab/><text:tab/><text:tab/>sebastian</text:p>
      <text:p text:style-name="P23">Passwort:<text:tab/><text:tab/>QXPlPz57DMA5YnXcFlD9)B*6</text:p>
      <text:p text:style-name="P4"/>
      <text:p text:style-name="P6"><text:span text:style-name="T13">Twitter</text:span></text:p>
      <text:p text:style-name="P5"/>
      <text:p text:style-name="P5">User:<text:tab/><text:tab/><text:tab/>vedaserve</text:p>
      <text:p text:style-name="P7"><text:span text:style-name="T2">Pass:<text:tab/><text:tab/><text:tab/></text:span><text:span text:style-name="T4">huq40yIynvSlsptFwJPONPUzcFw</text:span></text:p>
      <text:p text:style-name="P7"><text:span text:style-name="T4"/></text:p>
      <text:p text:style-name="P5"><text:span text:style-name="T4">User:<text:tab/><text:tab/><text:tab/>proofler</text:span></text:p>
      <text:p text:style-name="P21"><text:span text:style-name="T4">Pass:<text:tab/><text:tab/><text:tab/></text:span><text:span text:style-name="T5">Aecuw6aa</text:span></text:p>
      <text:p text:style-name="P5"><text:span text:style-name="T5"/></text:p>
      <text:p text:style-name="P13"><text:span text:style-name="T8">G</text:span><text:span text:style-name="T3">ithub</text:span></text:p>
      <text:p text:style-name="P15"><text:span text:style-name="T4"/></text:p>
      <text:p text:style-name="P15"><text:span text:style-name="T4">Link:<text:tab/><text:tab/><text:tab/></text:span><text:a xlink:type="simple" xlink:href="https://github.com/Vedaserve" text:style-name="Internet_20_link" text:visited-style-name="Visited_20_Internet_20_Link">https://github.com/Vedaserve</text:a></text:p>
      <text:p text:style-name="P15"><text:span text:style-name="T4">User:<text:tab/><text:tab/><text:tab/>McNab</text:span></text:p>
      <text:p text:style-name="P24"><text:span text:style-name="T4">Pass:<text:tab/><text:tab/><text:tab/>(Keine Ahnung, existiert schon)</text:span></text:p>
      <text:p text:style-name="P15"><text:span text:style-name="T4"/></text:p>
      <text:p text:style-name="P13"><text:span text:style-name="T3">Piwik (Stats)</text:span></text:p>
      <text:p text:style-name="P15"><text:span text:style-name="T4"/></text:p>
      <text:p text:style-name="P15"><text:span text:style-name="T4">Link:<text:tab/><text:tab/><text:tab/></text:span><text:a xlink:type="simple" xlink:href="http://stats.vedaserve.com/" text:style-name="Internet_20_link" text:visited-style-name="Visited_20_Internet_20_Link">http://stats.vedaserve.com</text:a></text:p>
      <text:p text:style-name="P16"><text:span text:style-name="T6">User<text:tab/><text:tab/><text:tab/></text:span><text:span text:style-name="T10">spioch</text:span></text:p>
      <text:p text:style-name="P24"><text:span text:style-name="T10">Pass:<text:tab/><text:tab/><text:tab/>(Keine Ahnung, existiert schon)</text:span></text:p>
      <text:p text:style-name="P13"><text:span text:style-name="T9"/></text:p>
      <text:p text:style-name="P14"><text:span text:style-name="T9">Jenkins (CI)</text:span></text:p>
      <text:p text:style-name="P17"><text:span text:style-name="T10"/></text:p>
      <text:p text:style-name="P17"><text:span text:style-name="T10">Link:<text:tab/><text:tab/><text:tab/></text:span><text:a xlink:type="simple" xlink:href="http://ci.vedaserve.com/" text:style-name="Internet_20_link" text:visited-style-name="Visited_20_Internet_20_Link">http://ci.vedaserve.com</text:a></text:p>
      <text:p text:style-name="P17"><text:span text:style-name="T10">User<text:tab/><text:tab/><text:tab/>spioch</text:span></text:p>
      <text:p text:style-name="P25"><text:span text:style-name="T10">Pass:<text:tab/><text:tab/><text:tab/></text:span><text:span text:style-name="T5">Aecuw6aa</text:span></text:p>
      <text:p text:style-name="P17"><text:span text:style-name="T5"/></text:p>
      <text:p text:style-name="P11"><text:span text:style-name="T8">U</text:span><text:span text:style-name="T3">servoice</text:span></text:p>
      <text:p text:style-name="P18"><text:span text:style-name="T4"/></text:p>
      <text:p text:style-name="P18"><text:span text:style-name="T4">Link:<text:tab/><text:tab/><text:tab/></text:span><text:a xlink:type="simple" xlink:href="https://proofler.uservoice.com/admin/settings/profile" text:style-name="Internet_20_link" text:visited-style-name="Visited_20_Internet_20_Link">https://proofler.uservoice.com/admin/settings/profile</text:a></text:p>
      <text:p text:style-name="P18"><text:span text:style-name="T4">User<text:tab/><text:tab/><text:tab/></text:span><text:a xlink:type="simple" xlink:href="mailto:pioch@proofler.com" text:style-name="Internet_20_link" text:visited-style-name="Visited_20_Internet_20_Link">pioch@proofler.com</text:a></text:p>
      <text:p text:style-name="P26"><text:span text:style-name="T4">Pass:<text:tab/><text:tab/><text:tab/></text:span><text:span text:style-name="T5">Aecuw6aa</text:span></text:p>
      <text:p text:style-name="P18"><text:span text:style-name="T5"/></text:p>
      <text:p text:style-name="P18"><text:span text:style-name="T5"/></text:p>
      <text:p text:style-name="P12"><text:soft-page-break/><text:span text:style-name="T8">H</text:span><text:span text:style-name="T3">eroku (Proofler Hosting)</text:span></text:p>
      <text:p text:style-name="P19"><text:span text:style-name="T4"/></text:p>
      <text:p text:style-name="P19"><text:span text:style-name="T4">Link:<text:tab/><text:tab/><text:tab/>http://heroku.com</text:span></text:p>
      <text:p text:style-name="P19"><text:span text:style-name="T5">U</text:span><text:span text:style-name="T4">ser:<text:tab/><text:tab/><text:tab/></text:span><text:a xlink:type="simple" xlink:href="mailto:team@proofler.com" text:style-name="Internet_20_link" text:visited-style-name="Visited_20_Internet_20_Link">team@proofler.com</text:a></text:p>
      <text:p text:style-name="P27"><text:span text:style-name="T4">Pass:<text:tab/><text:tab/><text:tab/></text:span><text:span text:style-name="T5">Aecuw6aa</text:span></text:p>
      <text:p text:style-name="P19"><text:span text:style-name="T5"/></text:p>
      <text:p text:style-name="P10"><text:span text:style-name="T8">M</text:span><text:span text:style-name="T3">ailchimp</text:span></text:p>
      <text:p text:style-name="P20"><text:span text:style-name="T4"/></text:p>
      <text:p text:style-name="P20"><text:span text:style-name="T4">Link:<text:tab/><text:tab/><text:tab/></text:span><text:a xlink:type="simple" xlink:href="http://mailchimp.com/" text:style-name="Internet_20_link" text:visited-style-name="Visited_20_Internet_20_Link">http://mailchimp.com</text:a></text:p>
      <text:p text:style-name="P20"><text:span text:style-name="T4">User<text:tab/><text:tab/><text:tab/>Vedaserve</text:span></text:p>
      <text:p text:style-name="P28"><text:span text:style-name="T4">Pass:<text:tab/><text:tab/><text:tab/></text:span><text:span text:style-name="T7">QXPlPz57DMA5YnXcFlD9)B*6</text:span></text:p>
      <text:p text:style-name="P20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roximaNova" svg:font-family="ProximaNova, 'Helvetica Neue', helvetica, arial, sans-serif"/>
    <style:font-face style:name="Verdana1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05:52:30.064562423</meta:creation-date>
    <dc:date>2016-01-13T06:55:59.654781296</dc:date>
    <meta:editing-duration>PT32M54S</meta:editing-duration>
    <meta:editing-cycles>10</meta:editing-cycles>
    <meta:generator>LibreOffice/4.4.6.3$Linux_X86_64 LibreOffice_project/40m0$Build-3</meta:generator>
    <meta:document-statistic meta:table-count="0" meta:image-count="0" meta:object-count="0" meta:page-count="2" meta:paragraph-count="42" meta:word-count="93" meta:character-count="965" meta:non-whitespace-character-count="856"/>
  </office:meta>
</office:document-meta>
</file>